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9f776" officeooo:paragraph-rsid="0019f776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c9f0f" officeooo:paragraph-rsid="001c9f0f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cfcd0" officeooo:paragraph-rsid="001cfcd0"/>
    </style:style>
    <style:style style:name="P4" style:family="paragraph" style:parent-style-name="Standard">
      <style:paragraph-properties fo:line-height="150%" fo:text-align="center" style:justify-single-word="false"/>
      <style:text-properties fo:color="#146a2e" style:font-name="Arial" officeooo:rsid="0014edbe" officeooo:paragraph-rsid="0014edbe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officeooo:rsid="0014edbe" officeooo:paragraph-rsid="0014edb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14edbe" officeooo:paragraph-rsid="0014edbe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4edbe" officeooo:paragraph-rsid="0014edbe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officeooo:rsid="001664bf" officeooo:paragraph-rsid="001664bf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rsid="001d4e62" officeooo:paragraph-rsid="001d4e62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8bc44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d4e62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18bc44" officeooo:paragraph-rsid="0018bc44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1e2efc" officeooo:paragraph-rsid="001e2efc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0165d" officeooo:paragraph-rsid="0020165d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dbc1e" officeooo:paragraph-rsid="001dbc1e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20165d" officeooo:paragraph-rsid="0020165d"/>
    </style:style>
    <style:style style:name="T1" style:family="text">
      <style:text-properties officeooo:rsid="0017273a"/>
    </style:style>
    <style:style style:name="T2" style:family="text">
      <style:text-properties style:font-name="Arial"/>
    </style:style>
    <style:style style:name="T3" style:family="text">
      <style:text-properties style:font-name="Arial" officeooo:rsid="001664bf"/>
    </style:style>
    <style:style style:name="T4" style:family="text">
      <style:text-properties style:font-name="Arial" officeooo:rsid="0018bc44"/>
    </style:style>
    <style:style style:name="T5" style:family="text">
      <style:text-properties style:font-name="Arial" officeooo:rsid="0019f776"/>
    </style:style>
    <style:style style:name="T6" style:family="text">
      <style:text-properties style:font-name="Arial" officeooo:rsid="001e2efc"/>
    </style:style>
    <style:style style:name="T7" style:family="text">
      <style:text-properties style:font-name="Arial" officeooo:rsid="001d4e62"/>
    </style:style>
    <style:style style:name="T8" style:family="text">
      <style:text-properties style:font-name="Arial" officeooo:rsid="0021da4f"/>
    </style:style>
    <style:style style:name="T9" style:family="text">
      <style:text-properties fo:color="#146a2e"/>
    </style:style>
    <style:style style:name="T10" style:family="text">
      <style:text-properties fo:color="#146a2e" style:font-name="Arial"/>
    </style:style>
    <style:style style:name="T11" style:family="text">
      <style:text-properties fo:color="#146a2e" style:font-name="Arial" officeooo:rsid="001664bf"/>
    </style:style>
    <style:style style:name="T12" style:family="text">
      <style:text-properties fo:color="#146a2e" style:font-name="Arial" officeooo:rsid="0018bc44"/>
    </style:style>
    <style:style style:name="T13" style:family="text">
      <style:text-properties fo:color="#146a2e" style:font-name="Arial" officeooo:rsid="0019f7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LEXBOX</text:p>
      <text:p text:style-name="P5"/>
      <text:p text:style-name="P6"><text:tab/>O Flexbox é uma ferramenta que ajuda a estilizar o CSS de forma mais regulada, ajuda no posicionamento de objetos de forma mais responsiva. <text:span text:style-name="T1">O flex pode ser usado no objeto pai, para que os filhos recebam o comportamento.</text:span></text:p>
      <text:p text:style-name="P6"/>
      <text:p text:style-name="P6"/>
      <text:p text:style-name="P7">Comandos FLEXBOX:</text:p>
      <text:p text:style-name="P6"/>
      <text:p text:style-name="P6"><text:span text:style-name="T9">display: flex; </text:span>- Cria um alinhamento flexível para os objetos, os coloca inline, mas não restringe a suas movimentações.</text:p>
      <text:p text:style-name="P6"><text:span text:style-name="T9">align-item: center; </text:span>- Cria um alinhamento dos objetos dentro do container no centro do eixo Y.</text:p>
      <text:p text:style-name="P8"><text:span text:style-name="T9">justify-content: space-between;</text:span> - Coloca os objetos em forma justificada, ou seja, ocupando o espaço do inicio ao fim do eixo x, e o parâmetro ‘space-between’ coloca todo o espaço em brando do container entre os objetos.</text:p>
      <text:p text:style-name="P10"><text:span text:style-name="T11">justify-content: space-</text:span><text:span text:style-name="T12">around</text:span><text:span text:style-name="T11">;</text:span><text:span text:style-name="T3"> - </text:span><text:span text:style-name="T4">Distribui o espaço dentro d</text:span><text:span text:style-name="T5">o container,</text:span><text:span text:style-name="T4"> ao redor dos objetos.</text:span></text:p>
      <text:p text:style-name="P12"><text:span text:style-name="T10">flex-direction: column; </text:span><text:span text:style-name="T2">- Dita a direção que o flex adotará, por padrão ele é ‘row’, ou seja, em linha, inline, mas com o column é possível fazer com que os elementos fiquem um em baixo do outro.</text:span></text:p>
      <text:p text:style-name="P1"><text:span text:style-name="T10">flex-wrap: wrap;</text:span><text:span text:style-name="T2"> - Cria uma quebra dentro do container, o que não couber dentro do tamanho do container será quebrado e realocado de seguindo o flex-direction.</text:span></text:p>
      <text:p text:style-name="P1"><text:span text:style-name="T10">flex-flow: column wrap;</text:span><text:span text:style-name="T2"> - Dita a direção que o flex adotará e cria um quebra dentro do container, substituindo os dois comandos ‘</text:span><text:span text:style-name="T4">flex-direction: column;’</text:span><text:span text:style-name="T2"> e ‘flex-wrap: wrap;’. </text:span></text:p>
      <text:p text:style-name="P2"><text:span text:style-name="T13">order: -1; </text:span><text:span text:style-name="T2">- Ordena os itens dentro de uma flex-container, deve ser atribuído ao próprio item. Por padrão o order recebe 0, o -1 significa que aquele item vai vir em primeiro lugar.</text:span></text:p>
      <text:p text:style-name="P3"><text:span text:style-name="T13">flex-grow: 1; </text:span><text:span text:style-name="T2">- Divide em partes iguais o espaço em brando dentro da flex-container e divide em proporções para os flex-itens, neste caso, o flex-grow está dando 1 dos espaços divididos para o item a qual ele está ligado, se eu quisesse que ele desse 5 era só mudar o número 1 por 5. o flex-grow é acumulativo dentro de uma flex-container, ou seja, ele vai contar com os outros flex-grow dos outros flex-itens.</text:span></text:p>
      <text:p text:style-name="P11"><text:span text:style-name="T13">flex-shrink: 2; </text:span><text:span text:style-name="T7">- Diminui os flex-itens conforme o tamanho da tela vai diminuindo, igual o flex-grow, deve ser atribuido ao flex-item. O número indica o quanto vai diminuir em </text:span><text:soft-page-break/><text:span text:style-name="T7">relação ao espaço, neste caso, o item vai diminuir duas vezes mais do que </text:span><text:span text:style-name="T6">os outros itens.</text:span></text:p>
      <text:p text:style-name="P11"><text:span text:style-name="T13">flex-basis: 200px;</text:span> -<text:span text:style-name="T6"> Determina o tamanho base de um flex container, é bem parecido com o width, mas o flex-basis tem prioridade dentro de uma flex container. </text:span><text:span text:style-name="T8">A medida pode ser passada em porcentagem também.</text:span></text:p>
      <text:p text:style-name="P13"><text:span text:style-name="T13">flex: 1 2 200px;</text:span><text:span text:style-name="T2"> - Esse comando junta o flex-grow, flex-shrink e flex-basis, nesta ordem, o primeiro parâmetro é do grow, o segundo do shrink e o terceiro do basis. Esse comando serve para economizar linha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2">Site com documentação de Flexbox: </text:span><text:a xlink:type="simple" xlink:href="https://css-tricks.com/snippets/css/a-guide-to-flexbox/" text:style-name="Internet_20_link" text:visited-style-name="Visited_20_Internet_20_Link"><text:span text:style-name="T2">https://css-tricks.com/snippets/css/a-guide-to-flexbox/</text:span></text:a></text:p>
      <text:p text:style-name="P14"><text:span text:style-name="T2">Sites com jogos para treinar Flexbox: </text:span><text:a xlink:type="simple" xlink:href="http://flexboxfroggy.com/" text:style-name="Internet_20_link" text:visited-style-name="Visited_20_Internet_20_Link"><text:span text:style-name="T2">http://flexboxfroggy.com/</text:span></text:a><text:span text:style-name="T2"> </text:span><text:a xlink:type="simple" xlink:href="http://www.flexboxdefense.com/" text:style-name="Internet_20_link" text:visited-style-name="Visited_20_Internet_20_Link"><text:span text:style-name="T2">http://www.flexboxdefense.com/</text:span></text:a><text:span text:style-name="T2"> 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4:51:14.322916822</meta:creation-date>
    <dc:date>2021-05-29T12:18:09.552144440</dc:date>
    <meta:editing-duration>PT7H33M12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454" meta:character-count="2756" meta:non-whitespace-character-count="2316"/>
  </office:meta>
</office:document-meta>
</file>